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3.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2" xml:id="id1" draw:id="id1" draw:layer="layout" svg:width="4cm" svg:height="2.2cm" svg:x="10.4cm" svg:y="12.4cm">
          <text:p text:style-name="P1">Cypress</text:p>
          <text:p text:style-name="P1">EZ-USB</text:p>
          <text:p text:style-name="P1">FX2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2.4cm" svg:y1="14.6cm" svg:x2="15cm" svg:y2="16.081cm" draw:start-shape="id1" draw:start-glue-point="2" draw:end-shape="id2" svg:d="M12400 14600v1481h2600" svg:viewBox="0 0 2601 1482">
          <text:p text:style-name="P1">USB <text:s text:c="14"/></text:p>
        </draw:connector>
        <draw:frame draw:style-name="gr3" draw:text-style-name="P3" xml:id="id2" draw:id="id2" draw:layer="layout" svg:width="2.2cm" svg:height="0.963cm" svg:x="15cm" svg:y="15.6cm">
          <draw:text-box>
            <text:p text:style-name="P1">host</text:p>
          </draw:text-box>
        </draw:frame>
        <draw:custom-shape draw:style-name="gr1" draw:text-style-name="P2" xml:id="id3" draw:id="id3" draw:layer="layout" svg:width="4cm" svg:height="2.2cm" svg:x="17.2cm" svg:y="12.4cm">
          <text:p text:style-name="P1">8kB flash</text:p>
          <text:p text:style-name="P1">(24LC64F)</text:p>
          <text:p text:style-name="P1">FW for FX2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4.4cm" svg:y1="13.5cm" svg:x2="17.2cm" svg:y2="13.5cm" draw:start-shape="id1" draw:start-glue-point="1" draw:end-shape="id3" draw:end-glue-point="3" svg:d="M14400 13500h2800" svg:viewBox="0 0 2801 1">
          <text:p text:style-name="P1">I²C</text:p>
          <text:p text:style-name="P1"/>
        </draw:connector>
        <draw:custom-shape draw:style-name="gr1" draw:text-style-name="P2" xml:id="id4" draw:id="id4" draw:layer="layout" svg:width="4cm" svg:height="2.2cm" svg:x="10.4cm" svg:y="8.2cm">
          <text:p text:style-name="P1">Xilinx</text:p>
          <text:p text:style-name="P1">FPGA</text:p>
          <text:p text:style-name="P1">(XC6SLX45)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cm" svg:height="2.2cm" svg:x="17.2cm" svg:y="8.2cm">
          <text:p text:style-name="P1">4MB flash</text:p>
          <text:p text:style-name="P1">(bitstream +</text:p>
          <text:p text:style-name="P1">calibration)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4.4cm" svg:y1="9.3cm" svg:x2="17.2cm" svg:y2="9.3cm" draw:start-shape="id4" draw:start-glue-point="1" draw:end-shape="id5" draw:end-glue-point="3" svg:d="M14400 9300h2800" svg:viewBox="0 0 2801 1">
          <text:p text:style-name="P1">SPI</text:p>
          <text:p text:style-name="P1"/>
        </draw:connector>
        <draw:connector draw:style-name="gr4" draw:text-style-name="P3" draw:layer="layout" svg:x1="12.4cm" svg:y1="12.4cm" svg:x2="12.4cm" svg:y2="10.4cm" draw:start-shape="id1" draw:start-glue-point="0" draw:end-shape="id4" draw:end-glue-point="2" svg:d="M12400 12400v-2000" svg:viewBox="0 0 1 2001">
          <text:p text:style-name="P1">??</text:p>
        </draw:connector>
        <draw:custom-shape draw:style-name="gr1" draw:text-style-name="P2" xml:id="id6" draw:id="id6" draw:layer="layout" svg:width="4cm" svg:height="2.2cm" svg:x="3.6cm" svg:y="8.2cm">
          <text:p text:style-name="P1">128 MB</text:p>
          <text:p text:style-name="P1">DDR RAM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7.6cm" svg:y1="9.3cm" svg:x2="10.4cm" svg:y2="9.3cm" draw:start-shape="id6" draw:start-glue-point="1" draw:end-shape="id4" draw:end-glue-point="3" svg:d="M7600 9300h2800" svg:viewBox="0 0 2801 1">
          <text:p text:style-name="P1">??</text:p>
          <text:p text:style-name="P1"/>
        </draw:connector>
        <draw:custom-shape draw:style-name="gr1" draw:text-style-name="P2" xml:id="id7" draw:id="id7" draw:layer="layout" svg:width="4cm" svg:height="2.2cm" svg:x="10.4cm" svg:y="4cm">
          <text:p text:style-name="P1">LCD panel</text:p>
          <text:p text:style-name="P1">+ sensor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4cm" svg:y1="8.2cm" svg:x2="12.4cm" svg:y2="6.2cm" draw:start-shape="id4" draw:end-shape="id7" draw:end-glue-point="2" svg:d="M12400 8200v-2000" svg:viewBox="0 0 1 2001">
          <text:p text:style-name="P1">??</text:p>
        </draw:connecto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7-02-21T14:14:54.549094589</meta:creation-date>
    <dc:date>2017-02-21T14:24:50.690969053</dc:date>
    <dc:creator>Florian Echtler</dc:creator>
    <meta:editing-duration>PT9M56S</meta:editing-duration>
    <meta:editing-cycles>2</meta:editing-cycles>
    <meta:generator>LibreOffice/5.1.4.2$Linux_X86_64 LibreOffice_project/10m0$Build-2</meta:generator>
    <meta:document-statistic meta:object-count="36"/>
  </office:meta>
</office:document-meta>
</file>